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ceca7" officeooo:paragraph-rsid="001ceca7" style:font-size-asian="15pt" style:font-size-complex="15pt"/>
    </style:style>
    <style:style style:name="P2" style:family="paragraph" style:parent-style-name="Standard">
      <style:text-properties fo:font-size="15pt" officeooo:rsid="001fcf79" officeooo:paragraph-rsid="001fcf79" style:font-size-asian="15pt" style:font-size-complex="15pt"/>
    </style:style>
    <style:style style:name="T1" style:family="text">
      <style:text-properties style:text-position="super 58%"/>
    </style:style>
    <style:style style:name="T2" style:family="text">
      <style:text-properties officeooo:rsid="002343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2">2</text:span></text:p>
      <text:p text:style-name="P1"/>
      <text:p text:style-name="P1">Introducing Relational databases</text:p>
      <text:p text:style-name="P1"/>
      <text:p text:style-name="P1">1) Which field of the Customers table is the Primary Key?</text:p>
      <text:p text:style-name="P1">Ans : CNUM</text:p>
      <text:p text:style-name="P1"/>
      <text:p text:style-name="P1">2) What is the 4<text:span text:style-name="T1">th</text:span> Column of the Customers table?</text:p>
      <text:p text:style-name="P1">Ans: RATING</text:p>
      <text:p text:style-name="P1"/>
      <text:p text:style-name="P1">3) What is another word for row?for column?</text:p>
      <text:p text:style-name="P1">Ans: Row/Tuple/Entity <text:s/>, Column/Attribute</text:p>
      <text:p text:style-name="P1"/>
      <text:p text:style-name="P1">4) Why isn’t it possible to see the first five rows of the table?</text:p>
      <text:p text:style-name="P1">Ans: Because row get stored randomely on harddisk whereever space is available , in order to maximise entry rat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0:37:39.230540944</meta:creation-date>
    <dc:date>2023-09-13T21:55:35.302953137</dc:date>
    <meta:editing-duration>PT5M11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3" meta:paragraph-count="10" meta:word-count="76" meta:character-count="433" meta:non-whitespace-character-count="366"/>
  </office:meta>
</office:document-meta>
</file>